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Roboto Regular" svg:font-family="Roboto Regular"/>
    <style:font-face style:name="Roboto Bold" svg:font-family="Roboto Bold"/>
  </office:font-face-decls>
  <office:automatic-styles>
    <style:style style:name="P1" style:family="paragraph" style:parent-style-name="Heading_20_3" style:master-page-name="Standard"/>
    <style:style style:name="T1_1" style:family="text"/>
    <style:style style:name="P2" style:family="paragraph" style:parent-style-name="Normal">
      <style:paragraph-properties fo:text-align="left" fo:line-height="120%" fo:margin-bottom="0cm">
        <style:tab-stops>
          <style:tab-stop style:type="left" style:leader-style="none" style:position="4.233cm"/>
        </style:tab-stops>
      </style:paragraph-properties>
    </style:style>
    <style:style style:name="T2_1" style:family="text"/>
    <style:style style:name="P3" style:family="paragraph" style:parent-style-name="Normal"/>
    <style:style style:name="P4" style:family="paragraph" style:parent-style-name="Normal"/>
    <style:style style:name="FR1" style:family="graphic" style:parent-style-name="Normal">
      <style:graphic-properties draw:stroke="solid" svg:stroke-width="0.053cm" svg:stroke-color="#000000" svg:stroke-opacity="100%" draw:fill="none" draw:opacity="100%" style:background-transparency="0%" fo:padding-top="0.249cm" fo:border-top="#000000 0.053cm solid" fo:padding-bottom="0.249cm" fo:border-bottom="#000000 0.053cm solid" fo:padding-left="0.249cm" fo:border-left="#000000 0.053cm solid" fo:padding-right="0.249cm" fo:border-right="#000000 0.053cm solid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5" style:family="paragraph" style:parent-style-name="Normal"/>
    <style:style style:name="T5_1" style:family="text"/>
    <style:style style:name="FR2" style:family="graphic" style:parent-style-name="Normal">
      <style:graphic-properties draw:stroke="solid" svg:stroke-width="0.079cm" svg:stroke-color="#000000" svg:stroke-opacity="100%" draw:opacity="100%" style:background-transparency="0%" draw:fill-color="#ffffff" fo:background-color="#ffffff" fo:padding-top="0.249cm" fo:border-top="#000000 0.079cm solid" fo:padding-bottom="0.249cm" fo:border-bottom="#000000 0.079cm solid" fo:padding-left="0.249cm" fo:border-left="#000000 0.079cm solid" fo:padding-right="0.249cm" fo:border-right="#000000 0.079cm solid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6" style:family="paragraph" style:parent-style-name="Normal"/>
    <style:style style:name="T6_1" style:family="text"/>
    <style:style style:name="FR3" style:family="graphic" style:parent-style-name="Normal">
      <style:graphic-properties draw:stroke="solid" svg:stroke-width="0.053cm" svg:stroke-color="#000000" svg:stroke-opacity="100%" draw:opacity="100%" style:background-transparency="0%" draw:fill-color="#ffffff" fo:background-color="#ffffff" fo:padding-top="0.249cm" fo:border-top="#000000 0.053cm solid" fo:padding-bottom="0.249cm" fo:border-bottom="#000000 0.053cm solid" fo:padding-left="0.249cm" fo:border-left="#000000 0.053cm solid" fo:padding-right="0.249cm" fo:border-right="#000000 0.053cm solid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7" style:family="paragraph" style:parent-style-name="Normal"/>
    <style:style style:name="T7_1" style:family="text"/>
    <style:style style:name="P8" style:family="paragraph" style:parent-style-name="Normal">
      <style:paragraph-properties fo:text-align="left" fo:line-height="120%" fo:margin-bottom="0cm">
        <style:tab-stops>
          <style:tab-stop style:type="left" style:leader-style="none" style:position="5.001cm"/>
        </style:tab-stops>
      </style:paragraph-properties>
    </style:style>
    <style:style style:name="T8_1" style:family="text"/>
    <style:style style:name="P9" style:family="paragraph" style:parent-style-name="Normal"/>
    <style:style style:name="P10" style:family="paragraph" style:parent-style-name="Normal"/>
    <style:style style:name="P11" style:family="paragraph" style:parent-style-name="Normal">
      <style:paragraph-properties>
        <style:tab-stops>
          <style:tab-stop style:type="left" style:leader-style="none" style:position="11.88cm"/>
        </style:tab-stops>
      </style:paragraph-properties>
    </style:style>
    <style:style style:name="T11_1" style:family="text"/>
    <style:style style:name="P12" style:family="paragraph" style:parent-style-name="Normal"/>
    <style:style style:name="T12_1" style:family="text">
      <style:text-properties fo:font-size="24pt" style:font-size-asian="24pt" fo:font-weight="bold" style:font-weight-asian="bold"/>
    </style:style>
    <style:style style:name="T12_2" style:family="text"/>
    <style:style style:name="P13" style:family="paragraph" style:parent-style-name="Normal">
      <style:paragraph-properties>
        <style:tab-stops>
          <style:tab-stop style:type="left" style:leader-style="none" style:position="6.059cm"/>
        </style:tab-stops>
      </style:paragraph-properties>
    </style:style>
    <style:style style:name="FR4" style:family="graphic" style:parent-style-name="Normal">
      <style:graphic-properties draw:stroke="solid" svg:stroke-width="0.132cm" svg:stroke-color="#000000" svg:stroke-opacity="79%" draw:opacity="0%" style:background-transparency="100%" draw:fill-color="#01daeef4" fo:background-color="#01daeef4" fo:padding-top="0.249cm" fo:border-top="#000000 0.132cm solid" fo:padding-bottom="0.249cm" fo:border-bottom="#000000 0.132cm solid" fo:padding-left="0.249cm" fo:border-left="#000000 0.132cm solid" fo:padding-right="0.249cm" fo:border-right="#000000 0.132cm solid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4" style:family="paragraph" style:parent-style-name="Normal">
      <style:paragraph-properties>
        <style:tab-stops>
          <style:tab-stop style:type="left" style:leader-style="none" style:position="12.277cm"/>
        </style:tab-stops>
      </style:paragraph-properties>
    </style:style>
    <style:style style:name="P15" style:family="paragraph" style:parent-style-name="Normal">
      <style:paragraph-properties>
        <style:tab-stops>
          <style:tab-stop style:type="left" style:leader-style="none" style:position="12.277cm"/>
        </style:tab-stops>
      </style:paragraph-properties>
    </style:style>
    <style:style style:name="T15_1" style:family="text"/>
    <style:style style:name="FR5" style:family="graphic" style:parent-style-name="Normal">
      <style:graphic-properties draw:stroke="solid" svg:stroke-width="0.053cm" svg:stroke-color="#000000" svg:stroke-opacity="100%" draw:opacity="100%" style:background-transparency="0%" draw:fill-color="#ffffff" fo:background-color="#ffffff" fo:padding-top="0.249cm" fo:border-top="#000000 0.053cm solid" fo:padding-bottom="0.249cm" fo:border-bottom="#000000 0.053cm solid" fo:padding-left="0.249cm" fo:border-left="#000000 0.053cm solid" fo:padding-right="0.249cm" fo:border-right="#000000 0.053cm solid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6" style:family="paragraph" style:parent-style-name="Normal">
      <style:paragraph-properties>
        <style:tab-stops>
          <style:tab-stop style:type="left" style:leader-style="none" style:position="16.722cm"/>
        </style:tab-stops>
      </style:paragraph-properties>
    </style:style>
    <style:style style:name="T16_1" style:family="text"/>
    <style:style style:name="FR6" style:family="graphic" style:parent-style-name="Normal">
      <style:graphic-properties draw:stroke="solid" svg:stroke-width="0.053cm" svg:stroke-color="#000000" svg:stroke-opacity="100%" draw:fill="none" draw:opacity="100%" style:background-transparency="0%" fo:padding-top="0.249cm" fo:border-top="#000000 0.053cm solid" fo:padding-bottom="0.249cm" fo:border-bottom="#000000 0.053cm solid" fo:padding-left="0.249cm" fo:border-left="#000000 0.053cm solid" fo:padding-right="0.249cm" fo:border-right="#000000 0.053cm solid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7" style:family="paragraph" style:parent-style-name="Normal"/>
    <style:style style:name="T17_1" style:family="text"/>
    <style:style style:name="T17_2" style:family="text"/>
    <style:style style:name="P18" style:family="paragraph" style:parent-style-name="Normal">
      <style:paragraph-properties>
        <style:tab-stops>
          <style:tab-stop style:type="left" style:leader-style="none" style:position="11.351cm"/>
        </style:tab-stops>
      </style:paragraph-properties>
    </style:style>
    <style:style style:name="T18_1" style:family="text"/>
    <style:style style:name="P19" style:family="paragraph" style:parent-style-name="Normal">
      <style:paragraph-properties fo:text-align="left" fo:line-height="120%" fo:margin-bottom="0cm">
        <style:tab-stops>
          <style:tab-stop style:type="left" style:leader-style="none" style:position="5.583cm"/>
        </style:tab-stops>
      </style:paragraph-properties>
    </style:style>
    <style:style style:name="T19_1" style:family="text"/>
    <style:style style:name="T19_2" style:family="text">
      <style:text-properties fo:font-size="14pt" style:font-size-asian="14pt" fo:font-weight="bold" style:font-weight-asian="bold"/>
    </style:style>
    <style:style style:name="P20" style:family="paragraph" style:parent-style-name="Normal">
      <style:paragraph-properties fo:text-align="left" fo:line-height="120%" fo:margin-bottom="0cm">
        <style:tab-stops>
          <style:tab-stop style:type="left" style:leader-style="none" style:position="12.621cm"/>
        </style:tab-stops>
      </style:paragraph-properties>
    </style:style>
    <style:style style:name="T20_1" style:family="text">
      <style:text-properties fo:font-weight="bold" style:font-weight-asian="bold"/>
    </style:style>
    <style:style style:name="T20_2" style:family="text">
      <style:text-properties fo:font-size="18pt" style:font-size-asian="18pt" fo:font-weight="normal" style:font-weight-asian="normal"/>
    </style:style>
    <style:style style:name="P21" style:family="paragraph" style:parent-style-name="Normal"/>
    <style:style style:name="P22" style:family="paragraph" style:parent-style-name="Normal"/>
    <style:style style:name="T22_1" style:family="text"/>
    <style:style style:name="T22_2" style:family="text">
      <style:text-properties fo:font-size="18pt" style:font-size-asian="18pt" fo:font-weight="bold" style:font-weight-asian="bold"/>
    </style:style>
    <style:style style:name="T22_3" style:family="text"/>
    <style:style style:name="T22_4" style:family="text">
      <style:text-properties fo:font-size="18pt" style:font-size-asian="18pt"/>
    </style:style>
    <style:style style:name="P23" style:family="paragraph" style:parent-style-name="Normal">
      <style:paragraph-properties fo:text-align="left" fo:line-height="120%" fo:margin-bottom="0cm">
        <style:tab-stops>
          <style:tab-stop style:type="left" style:leader-style="none" style:position="6.244cm"/>
        </style:tab-stops>
      </style:paragraph-properties>
    </style:style>
    <style:style style:name="T23_1" style:family="text"/>
    <style:style style:name="P24" style:family="paragraph" style:parent-style-name="Normal">
      <style:paragraph-properties fo:text-align="left" fo:line-height="120%" fo:margin-bottom="0cm">
        <style:tab-stops>
          <style:tab-stop style:type="left" style:leader-style="none" style:position="3.836cm"/>
        </style:tab-stops>
      </style:paragraph-properties>
    </style:style>
    <style:style style:name="FR7" style:family="graphic" style:parent-style-name="Normal">
      <style:graphic-properties draw:stroke="solid" svg:stroke-width="0.053cm" svg:stroke-color="#000000" svg:stroke-opacity="100%" draw:opacity="100%" style:background-transparency="0%" draw:fill-color="#ffffff" fo:background-color="#ffffff" fo:padding-top="0.249cm" fo:border-top="#000000 0.053cm solid" fo:padding-bottom="0.249cm" fo:border-bottom="#000000 0.053cm solid" fo:padding-left="0.249cm" fo:border-left="#000000 0.053cm solid" fo:padding-right="0.249cm" fo:border-right="#000000 0.053cm solid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25" style:family="paragraph" style:parent-style-name="Normal">
      <style:paragraph-properties>
        <style:tab-stops>
          <style:tab-stop style:type="left" style:leader-style="none" style:position="6.985cm"/>
        </style:tab-stops>
      </style:paragraph-properties>
    </style:style>
    <style:style style:name="T25_1" style:family="text"/>
    <style:style style:name="FR8" style:family="graphic" style:parent-style-name="Normal">
      <style:graphic-properties draw:stroke="solid" svg:stroke-width="0.053cm" svg:stroke-color="#000000" svg:stroke-opacity="100%" draw:opacity="100%" style:background-transparency="0%" draw:fill-color="#ffffff" fo:background-color="#ffffff" fo:padding-top="0.249cm" fo:border-top="#000000 0.053cm solid" fo:padding-bottom="0.249cm" fo:border-bottom="#000000 0.053cm solid" fo:padding-left="0.249cm" fo:border-left="#000000 0.053cm solid" fo:padding-right="0.249cm" fo:border-right="#000000 0.053cm solid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26" style:family="paragraph" style:parent-style-name="Normal">
      <style:paragraph-properties>
        <style:tab-stops>
          <style:tab-stop style:type="left" style:leader-style="none" style:position="7.091cm"/>
        </style:tab-stops>
      </style:paragraph-properties>
    </style:style>
    <style:style style:name="T26_1" style:family="text"/>
    <style:style style:name="FR9" style:family="graphic" style:parent-style-name="Normal">
      <style:graphic-properties draw:stroke="solid" svg:stroke-width="0.026cm" svg:stroke-color="#000000" svg:stroke-opacity="100%" draw:opacity="100%" style:background-transparency="0%" draw:fill-color="#ffffff" fo:background-color="#ffffff" fo:padding-top="0.249cm" fo:border-top="#000000 0.026cm solid" fo:padding-bottom="0.249cm" fo:border-bottom="#000000 0.026cm solid" fo:padding-left="0.249cm" fo:border-left="#000000 0.026cm solid" fo:padding-right="0.249cm" fo:border-right="#000000 0.026cm solid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27" style:family="paragraph" style:parent-style-name="Normal">
      <style:paragraph-properties>
        <style:tab-stops>
          <style:tab-stop style:type="left" style:leader-style="none" style:position="4.18cm"/>
        </style:tab-stops>
      </style:paragraph-properties>
    </style:style>
    <style:style style:name="T27_1" style:family="text"/>
    <style:style style:name="T27_2" style:family="text"/>
    <style:style style:name="P28" style:family="paragraph" style:parent-style-name="Normal">
      <style:paragraph-properties fo:text-align="left" fo:line-height="120%" fo:margin-bottom="0cm">
        <style:tab-stops>
          <style:tab-stop style:type="left" style:leader-style="none" style:position="2.381cm"/>
        </style:tab-stops>
      </style:paragraph-properties>
    </style:style>
    <style:style style:name="T28_1" style:family="text"/>
    <style:style style:name="P29" style:family="paragraph" style:parent-style-name="Normal">
      <style:paragraph-properties fo:text-align="left" fo:line-height="120%" fo:margin-bottom="0cm">
        <style:tab-stops>
          <style:tab-stop style:type="left" style:leader-style="none" style:position="15.425cm"/>
        </style:tab-stops>
      </style:paragraph-properties>
    </style:style>
    <style:style style:name="T29_1" style:family="text"/>
    <style:style style:name="P30" style:family="paragraph" style:parent-style-name="Normal">
      <style:paragraph-properties fo:text-align="left" fo:line-height="120%" fo:margin-bottom="0cm">
        <style:tab-stops>
          <style:tab-stop style:type="left" style:leader-style="none" style:position="11.906cm"/>
        </style:tab-stops>
      </style:paragraph-properties>
    </style:style>
    <style:style style:name="T30_1" style:family="text"/>
    <style:style style:name="P31" style:family="paragraph" style:parent-style-name="Normal"/>
    <style:style style:name="P32" style:family="paragraph" style:parent-style-name="Normal"/>
    <style:style style:name="P33" style:family="paragraph" style:parent-style-name="Normal">
      <style:paragraph-properties>
        <style:tab-stops>
          <style:tab-stop style:type="left" style:leader-style="none" style:position="3.784cm"/>
        </style:tab-stops>
      </style:paragraph-properties>
    </style:style>
    <style:style style:name="P34" style:family="paragraph" style:parent-style-name="Normal">
      <style:paragraph-properties>
        <style:tab-stops>
          <style:tab-stop style:type="left" style:leader-style="none" style:position="3.784cm"/>
        </style:tab-stops>
      </style:paragraph-properties>
    </style:style>
    <style:style style:name="P35" style:family="paragraph" style:parent-style-name="Normal">
      <style:paragraph-properties>
        <style:tab-stops>
          <style:tab-stop style:type="left" style:leader-style="none" style:position="3.784cm"/>
        </style:tab-stops>
      </style:paragraph-properties>
    </style:style>
    <style:style style:name="P36" style:family="paragraph" style:parent-style-name="Normal">
      <style:paragraph-properties>
        <style:tab-stops>
          <style:tab-stop style:type="left" style:leader-style="none" style:position="3.784cm"/>
        </style:tab-stops>
      </style:paragraph-properties>
    </style:style>
    <style:style style:name="P37" style:family="paragraph" style:parent-style-name="Normal">
      <style:paragraph-properties>
        <style:tab-stops>
          <style:tab-stop style:type="left" style:leader-style="none" style:position="3.784cm"/>
        </style:tab-stops>
      </style:paragraph-properties>
    </style:style>
    <style:style style:name="T37_1" style:family="text">
      <style:text-properties fo:font-weight="bold" style:font-weight-asian="bold"/>
    </style:style>
    <style:style style:name="P38" style:family="paragraph" style:parent-style-name="Normal">
      <style:paragraph-properties>
        <style:tab-stops>
          <style:tab-stop style:type="left" style:leader-style="none" style:position="3.784cm"/>
        </style:tab-stops>
      </style:paragraph-properties>
    </style:style>
    <style:style style:name="T3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39" style:family="paragraph" style:parent-style-name="Normal">
      <style:paragraph-properties>
        <style:tab-stops>
          <style:tab-stop style:type="left" style:leader-style="none" style:position="3.784cm"/>
        </style:tab-stops>
      </style:paragraph-properties>
    </style:style>
    <style:style style:name="T39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39_2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39_3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39_4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0" style:family="paragraph" style:parent-style-name="Normal">
      <style:paragraph-properties fo:text-indent="0cm" fo:margin-left="0cm" style:writing-mode="lr-tb">
        <style:tab-stops>
          <style:tab-stop style:type="left" style:leader-style="none" style:position="3.784cm"/>
        </style:tab-stops>
      </style:paragraph-properties>
    </style:style>
    <style:style style:name="T40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0_2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1" style:family="paragraph" style:parent-style-name="Normal">
      <style:paragraph-properties fo:text-indent="0cm" fo:margin-left="0cm" style:writing-mode="lr-tb">
        <style:tab-stops>
          <style:tab-stop style:type="left" style:leader-style="none" style:position="3.784cm"/>
        </style:tab-stops>
      </style:paragraph-properties>
    </style:style>
    <style:style style:name="T41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1_2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41_3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1_4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2" style:family="paragraph" style:parent-style-name="Normal">
      <style:paragraph-properties fo:text-indent="0cm" fo:margin-left="0cm" style:writing-mode="lr-tb">
        <style:tab-stops>
          <style:tab-stop style:type="left" style:leader-style="none" style:position="3.784cm"/>
        </style:tab-stops>
      </style:paragraph-properties>
    </style:style>
    <style:style style:name="T42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2_2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42_3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2_4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3" style:family="paragraph" style:parent-style-name="Normal">
      <style:paragraph-properties fo:text-indent="0cm" fo:margin-left="0cm" style:writing-mode="lr-tb">
        <style:tab-stops>
          <style:tab-stop style:type="left" style:leader-style="none" style:position="3.784cm"/>
        </style:tab-stops>
      </style:paragraph-properties>
    </style:style>
    <style:style style:name="T43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3_2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43_3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3_4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43_5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3_6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4" style:family="paragraph" style:parent-style-name="Normal">
      <style:paragraph-properties fo:text-indent="0cm" fo:margin-left="0cm" style:writing-mode="lr-tb">
        <style:tab-stops>
          <style:tab-stop style:type="left" style:leader-style="none" style:position="3.784cm"/>
        </style:tab-stops>
      </style:paragraph-properties>
    </style:style>
    <style:style style:name="T44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4_2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44_3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4_4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44_5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4_6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5" style:family="paragraph" style:parent-style-name="Normal">
      <style:paragraph-properties fo:text-indent="0cm" fo:margin-left="0cm" style:writing-mode="lr-tb">
        <style:tab-stops>
          <style:tab-stop style:type="left" style:leader-style="none" style:position="3.784cm"/>
        </style:tab-stops>
      </style:paragraph-properties>
    </style:style>
    <style:style style:name="T45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5_2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45_3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5_4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6" style:family="paragraph" style:parent-style-name="Normal">
      <style:paragraph-properties fo:text-indent="0cm" fo:margin-left="0cm" style:writing-mode="lr-tb">
        <style:tab-stops>
          <style:tab-stop style:type="left" style:leader-style="none" style:position="3.784cm"/>
        </style:tab-stops>
      </style:paragraph-properties>
    </style:style>
    <style:style style:name="T46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T46_2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P47" style:family="paragraph" style:parent-style-name="Normal">
      <style:paragraph-properties fo:text-indent="0cm" fo:margin-left="0cm" style:writing-mode="lr-tb">
        <style:tab-stops>
          <style:tab-stop style:type="left" style:leader-style="none" style:position="3.784cm"/>
        </style:tab-stops>
      </style:paragraph-properties>
    </style:style>
    <style:style style:name="P48" style:family="paragraph" style:parent-style-name="Normal">
      <style:paragraph-properties fo:text-indent="0cm" fo:margin-left="0cm" style:writing-mode="lr-tb">
        <style:tab-stops>
          <style:tab-stop style:type="left" style:leader-style="none" style:position="3.784cm"/>
        </style:tab-stops>
      </style:paragraph-properties>
    </style:style>
    <style:style style:name="P49" style:family="paragraph" style:parent-style-name="Normal">
      <style:paragraph-properties fo:text-indent="0cm" fo:margin-left="0cm" style:writing-mode="lr-tb">
        <style:tab-stops>
          <style:tab-stop style:type="left" style:leader-style="none" style:position="3.784cm"/>
        </style:tab-stops>
      </style:paragraph-properties>
    </style:style>
    <style:style style:name="P50" style:family="paragraph" style:parent-style-name="Normal">
      <style:paragraph-properties>
        <style:tab-stops>
          <style:tab-stop style:type="left" style:leader-style="none" style:position="3.784cm"/>
        </style:tab-stops>
      </style:paragraph-properties>
    </style:style>
    <style:style style:name="P51" style:family="paragraph" style:parent-style-name="Normal">
      <style:paragraph-properties>
        <style:tab-stops>
          <style:tab-stop style:type="left" style:leader-style="none" style:position="4.683cm"/>
        </style:tab-stops>
      </style:paragraph-properties>
    </style:style>
    <style:style style:name="T51_1" style:family="text"/>
  </office:automatic-styles>
  <office:body>
    <office:text>
      <text:h text:style-name="P1" text:outline-level="3"><text:bookmark-start text:name="_Tocb20m0oopfsbn"/><text:span text:style-name="T1_1"><text:s text:c="27"/>VISUAL<text:s/>REPRESENTATION<text:s/>OF<text:s/>WEBSITE</text:span><text:bookmark-end text:name="_Tocb20m0oopfsbn"/></text:h>
      <text:p text:style-name="P2"><text:span text:style-name="T2_1"><text:tab/></text:span></text:p>
      <text:p text:style-name="P3"/>
      <text:p text:style-name="P4"><draw:frame svg:x="6.244cm" svg:y="-0.053cm" svg:width="4.683cm" svg:height="2.699cm" draw:style-name="FR1" text:anchor-type="char" draw:z-index="0"><draw:text-box><text:p text:style-name="P5"><text:span text:style-name="T5_1"><text:s text:c="11"/>MENU</text:span></text:p></draw:text-box></draw:frame><draw:frame svg:x="12.938cm" svg:y="0cm" svg:width="4.736cm" svg:height="2.752cm" draw:style-name="FR2" text:anchor-type="char" draw:z-index="1"><draw:text-box><text:p text:style-name="P6"><text:span text:style-name="T6_1"><text:s text:c="5"/>ABOUT<text:s/>PAGE</text:span></text:p></draw:text-box></draw:frame><draw:frame svg:x="-0.265cm" svg:y="-0.026cm" svg:width="4.683cm" svg:height="2.699cm" draw:style-name="FR3" text:anchor-type="char" draw:z-index="2"><draw:text-box><text:p text:style-name="P7"><text:span text:style-name="T7_1"><text:s text:c="8"/>CUISINE</text:span></text:p></draw:text-box></draw:frame></text:p>
      <text:p text:style-name="P8"><text:span text:style-name="T8_1"><text:tab/></text:span></text:p>
      <text:p text:style-name="P9"/>
      <text:p text:style-name="P10"/>
      <text:p text:style-name="P11"><text:span text:style-name="T11_1"><text:tab/></text:span></text:p>
      <text:p text:style-name="P12"><text:span text:style-name="T12_1"><text:s text:c="20"/>↖<text:s text:c="15"/>↑<text:s text:c="11"/>↗</text:span><text:span text:style-name="T12_2"><text:tab/></text:span></text:p>
      <text:p text:style-name="P13"><draw:frame svg:x="6.191cm" svg:y="0.265cm" svg:width="4.842cm" svg:height="2.858cm" draw:style-name="FR4" text:anchor-type="char" draw:z-index="3"><draw:text-box><text:p text:style-name="P14"/><text:p text:style-name="P15"><text:span text:style-name="T15_1"><text:s text:c="8"/>HOME<text:s text:c="2"/>PAGE<text:tab/></text:span></text:p></draw:text-box></draw:frame><draw:frame svg:x="13.044cm" svg:y="0.423cm" svg:width="4.683cm" svg:height="2.699cm" draw:style-name="FR5" text:anchor-type="char" draw:z-index="4"><draw:text-box><text:p text:style-name="P16"><text:span text:style-name="T16_1"><text:s text:c="3"/>PRIVATE<text:s/>DINNING<text:tab/></text:span></text:p></draw:text-box></draw:frame><draw:frame svg:x="-0.079cm" svg:y="0.397cm" svg:width="4.683cm" svg:height="2.699cm" draw:style-name="FR6" text:anchor-type="char" draw:z-index="5"><draw:text-box><text:p text:style-name="P17"><text:span text:style-name="T17_1"><text:s text:c="4"/>RESERVATION</text:span></text:p></draw:text-box></draw:frame><text:span text:style-name="T17_2"><text:tab/></text:span></text:p>
      <text:p text:style-name="P18"><text:span text:style-name="T18_1"><text:tab/></text:span></text:p>
      <text:p text:style-name="P19"><text:span text:style-name="T19_1"><text:s text:c="46"/></text:span><text:span text:style-name="T19_2">⟵</text:span></text:p>
      <text:p text:style-name="P20"><text:span text:style-name="T20_1"><text:s text:c="109"/></text:span><text:span text:style-name="T20_2">→</text:span></text:p>
      <text:p text:style-name="P21"/>
      <text:p text:style-name="P22"><text:span text:style-name="T22_1"><text:s text:c="42"/></text:span><text:span text:style-name="T22_2"><text:s/>↙<text:s text:c="19"/>↓</text:span><text:span text:style-name="T22_3"><text:s text:c="22"/></text:span><text:span text:style-name="T22_4">↘</text:span></text:p>
      <text:p text:style-name="P23"><text:span text:style-name="T23_1"><text:tab/></text:span></text:p>
      <text:p text:style-name="P24"><draw:frame svg:x="6.271cm" svg:y="0.397cm" svg:width="4.683cm" svg:height="2.699cm" draw:style-name="FR7" text:anchor-type="char" draw:z-index="6"><draw:text-box><text:p text:style-name="P25"><text:span text:style-name="T25_1"><text:s text:c="9"/>CONTACT<text:tab/></text:span></text:p></draw:text-box></draw:frame><draw:frame svg:x="12.991cm" svg:y="0.37cm" svg:width="4.683cm" svg:height="2.699cm" draw:style-name="FR8" text:anchor-type="char" draw:z-index="7"><draw:text-box><text:p text:style-name="P26"><text:span text:style-name="T26_1"><text:s text:c="4"/>GIFT<text:s/>&amp;<text:s/>BOOKS<text:tab/></text:span></text:p></draw:text-box></draw:frame><draw:frame svg:x="-0.026cm" svg:y="0.37cm" svg:width="4.63cm" svg:height="2.646cm" draw:style-name="FR9" text:anchor-type="char" draw:z-index="8"><draw:text-box><text:p text:style-name="P27"><text:span text:style-name="T27_1"><text:s text:c="4"/>PRESS<text:s/>ROOM<text:tab/></text:span></text:p></draw:text-box></draw:frame><text:span text:style-name="T27_2"><text:tab/></text:span></text:p>
      <text:p text:style-name="P28"><text:span text:style-name="T28_1"><text:tab/></text:span></text:p>
      <text:p text:style-name="P29"><text:span text:style-name="T29_1"><text:tab/></text:span></text:p>
      <text:p text:style-name="P30"><text:span text:style-name="T30_1"><text:tab/>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7_1">*<text:s/>KEY<text:s/>FEATURE<text:s/>AND<text:s/>FUNCTIONALITY<text:s/>OF<text:s/>WEBSITE</text:span></text:p>
      <text:p text:style-name="P38"><text:span text:style-name="T38_1"><text:s/></text:span></text:p>
      <text:p text:style-name="P39"><text:span text:style-name="T39_1">1.About</text:span><text:span text:style-name="T39_2"><text:s/></text:span><text:span text:style-name="T39_3">us</text:span><text:span text:style-name="T39_4"><text:s/>:Providing<text:s/>information<text:s/>about<text:s/>the<text:s/>history<text:s/>and<text:s/>background<text:s/>of<text:s/>your<text:s/>restaurant<text:s/>can<text:s/>help<text:s/>customers<text:s/>feel<text:s/>more<text:s/>connected<text:s/>to<text:s/>your<text:s/>brand.</text:span></text:p>
      <text:p text:style-name="P40"><text:span text:style-name="T40_1">2.Menu</text:span><text:span text:style-name="T40_2"><text:s/>:One<text:s/>of<text:s/>the<text:s/>most<text:s/>important<text:s/>features<text:s/>of<text:s/>a<text:s/>restaurant<text:s/>website<text:s/>is<text:s/>its<text:s/>menu.<text:s/>Make<text:s/>sure<text:s/>that<text:s/>your<text:s/>menu<text:s/>is<text:s/>easy<text:s/>to<text:s/>read,<text:s/>well-organised,<text:s/>and<text:s/>up-to-date.</text:span></text:p>
      <text:p text:style-name="P41"><text:span text:style-name="T41_1">3</text:span><text:span text:style-name="T41_2">.</text:span><text:span text:style-name="T41_3">Contact:</text:span><text:span text:style-name="T41_4"><text:s/>Your<text:s/>website<text:s/>should<text:s/>prominently<text:s/>display<text:s/>your<text:s/>restaurant's<text:s/>contact<text:s/>information,<text:s/>including<text:s/>your<text:s/>phone<text:s/>number,<text:s/>email<text:s/>address,<text:s/>and<text:s/>physical<text:s/>address.</text:span></text:p>
      <text:p text:style-name="P42"><text:span text:style-name="T42_1">4</text:span><text:span text:style-name="T42_2">.</text:span><text:span text:style-name="T42_3">Cuisine</text:span><text:span text:style-name="T42_4">:<text:s/>Integrating<text:s/>your<text:s/>social<text:s/>media<text:s/>accounts<text:s/>on<text:s/>your<text:s/>website<text:s/>can<text:s/>help<text:s/>customers<text:s/>stay<text:s/>up-to-date<text:s/>with<text:s/>your<text:s/>restaurant<text:s/>and<text:s/>engage<text:s/>with<text:s/>your<text:s/>brand.</text:span></text:p>
      <text:p text:style-name="P43"><text:span text:style-name="T43_1">5</text:span><text:span text:style-name="T43_2">.</text:span><text:span text:style-name="T43_3">Mobile</text:span><text:span text:style-name="T43_4"><text:s/></text:span><text:span text:style-name="T43_5">responsiveness</text:span><text:span text:style-name="T43_6">:<text:s/>Your<text:s/>website<text:s/>should<text:s/>be<text:s/>optimized<text:s/>for<text:s/>mobile<text:s/>devices,<text:s/>as<text:s/>more<text:s/>and<text:s/>more<text:s/>people<text:s/>are<text:s/>using<text:s/>their<text:s/>phones<text:s/>to<text:s/>browse<text:s/>the<text:s/>internet.</text:span></text:p>
      <text:p text:style-name="P44"><text:span text:style-name="T44_1">6</text:span><text:span text:style-name="T44_2">.</text:span><text:span text:style-name="T44_3">Gift</text:span><text:span text:style-name="T44_4"><text:s/>&amp;<text:s/></text:span><text:span text:style-name="T44_5">Books</text:span><text:span text:style-name="T44_6"><text:s/>:<text:s/>Send<text:s/>someone<text:s/>online<text:s/>gift<text:s/>and<text:s/>books<text:s/>with<text:s/>payment<text:s/>gateway</text:span></text:p>
      <text:p text:style-name="P45"><text:span text:style-name="T45_1">7.Press</text:span><text:span text:style-name="T45_2"><text:s/></text:span><text:span text:style-name="T45_3">Room</text:span><text:span text:style-name="T45_4"><text:s/>:<text:s/>Special<text:s/>recipes<text:s/>and<text:s/>high<text:s/>quality<text:s/>image.</text:span></text:p>
      <text:p text:style-name="P46"><text:span text:style-name="T46_1">8.Reservation</text:span><text:span text:style-name="T46_2">:<text:s/>Book<text:s/>online<text:s/>dinner<text:s/>table<text:s/>before<text:s/>2<text:s/>Months<text:s/></text:span></text:p>
      <text:p text:style-name="P47"/>
      <text:p text:style-name="P48"/>
      <text:p text:style-name="P49"/>
      <text:p text:style-name="P50"/>
      <text:p text:style-name="P51"><text:span text:style-name="T51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Roboto Regular" svg:font-family="Roboto Regular"/>
    <style:font-face style:name="Roboto Bold" svg:font-family="Roboto Bold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text-align="left" fo:line-height="120%" fo:margin-top="0cm" fo:margin-bottom="0cm" fo:orphans="2" fo:widows="2"/>
      <style:text-properties fo:color="#000000" style:font-name="Roboto Regular" fo:font-size="12pt" style:font-name-asian="Roboto Regular" style:font-size-asian="12pt" style:font-name-complex="Roboto Regular" style:font-size-complex="12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font-style="italic" style:font-style-asian="italic" fo:font-weight="bold" style:font-weight-asian="bold"/>
    </style:style>
    <style:style style:name="Strong" style:family="text" style:parent-style-name="Default_20_Paragraph_20_Font">
      <style:text-properties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</text:list-level-style-number>
    </text:list-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</text:list-level-style-number>
    </text:list-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</text:list-level-style-number>
    </text:list-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</text:list-level-style-number>
    </text:list-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</text:list-level-style-number>
    </text:list-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</text:list-level-style-number>
    </text:list-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</text:list-level-style-number>
    </text:list-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